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fo:font-size="12pt" style:font-size-asian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h text:style-name="P1" text:outline-level="1">Inledning-Salloum:</text:h>
      <text:p text:style-name="Normal">Hej och välkomna till Grupp 7:s<text:s/>presentation. Vi har gjort en 16-bitars mikroprocessor som utför enkla matematiska och logiska operationer. Den är uppbyggd av fyra viktiga komponenter (ALU, register,<text:s/>avkodare och ett programminne). Jag ska tala om avkodaren, Luong ska tala om ALU, Eng ska berätta om Programinnet och Diktatorn ska prata om register.</text:p>
      <text:p text:style-name="Normal"/>
      <text:h text:style-name="Heading1" text:outline-level="1">ALU-<text:s/>Luong,</text:h>
      <text:p text:style-name="Normal"/>
      <text:h text:style-name="Heading1" text:outline-level="1">Avkodaren- Salloum,</text:h>
      <text:p text:style-name="P2">Avkodaren delar upp instruktioner från programminnet till kontrollsignaler för processorns alla delar.<text:s/>Instruktionen den får in är av 16 bitar och blir uppdelat till olika instruktioner.<text:line-break/>Den skickar operations-instruktioner till ALU:n (add, xor, and, etc), register adresser för operander och immediate data (vilket är data från programminnet som kan användas istället för ett register som operand) och styrsignal till MUX:en som väljer mellan register och immediate data.</text:p>
      <text:h text:style-name="Heading1" text:outline-level="1">Register-<text:s/>Palmqvist,</text:h>
      <text:p text:style-name="Normal"/>
      <text:h text:style-name="Heading1" text:outline-level="1">Programminne-<text:s/>Eng,</text:h>
      <text:p text:style-name="P3">Programminnet är<text:s/>en<text:s/>16-bitars ROM som innehåller programmet som processorn ska exekvera. Den är 16-bitars<text:s/>bred eftersom instruktionerna är 16-bitar breda.</text:p>
      <text:p text:style-name="P4">Eftersom adress ingången som tas från programräknaren är buffrad så laddas den nya adressen från<text:s/>programräknaren<text:s/>in på stigande flank av klockan och därmed nästa instruktion som går till avkodaren.</text:p>
      <text:p text:style-name="Normal"/>
      <text:h text:style-name="Heading1" text:outline-level="1">Sammanfattning-<text:s/>Palmqvist,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extbody" style:display-name="Text body" style:family="paragraph" style:parent-style-name="Normal">
      <style:paragraph-properties fo:widows="0" fo:orphans="0" style:vertical-align="baseline" fo:margin-bottom="0.0972in" fo:line-height="120%"/>
      <style:text-properties style:font-name="Liberation Serif" style:font-name-asian="Droid Sans Fallback" style:font-name-complex="FreeSans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uong</meta:initial-creator>
    <dc:creator>David Luong</dc:creator>
    <meta:creation-date>2014-12-15T14:53:00Z</meta:creation-date>
    <dc:date>2014-12-15T14:53:00Z</dc:date>
    <meta:template xlink:href="Normal.dotm" xlink:type="simple"/>
    <meta:editing-cycles>2</meta:editing-cycles>
    <meta:editing-duration>PT0S</meta:editing-duration>
    <meta:document-statistic meta:page-count="1" meta:paragraph-count="2" meta:word-count="206" meta:character-count="1297" meta:row-count="9" meta:non-whitespace-character-count="1093"/>
  </office:meta>
</office:document-meta>
</file>